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erson.Person( Long id , String name , DriversLicense driversLice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Person.Person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I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Person.Person( String name , DriversLicense driversLice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DriversLicense( DriversLicense driversLicens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getDriversLicens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setId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erson.Person( Long i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